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d1a0" officeooo:paragraph-rsid="0009d1a0"/>
    </style:style>
    <style:style style:name="P2" style:family="paragraph" style:parent-style-name="Standard">
      <style:text-properties officeooo:rsid="0009d1a0" officeooo:paragraph-rsid="000c2d3a"/>
    </style:style>
    <style:style style:name="T1" style:family="text">
      <style:text-properties officeooo:rsid="000a9e03"/>
    </style:style>
    <style:style style:name="T2" style:family="text">
      <style:text-properties officeooo:rsid="000c2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E TEMPI</text:p>
      <text:p text:style-name="P1"/>
      <text:p text:style-name="P1">SPRINT 1…………………………………………………………..<text:span text:style-name="T1">1 e mezza ora</text:span></text:p>
      <text:p text:style-name="P1">cercare le fonti……………………………………………………...BALUGANI,BELLEI,VERRI</text:p>
      <text:p text:style-name="P1">scegliere info migliori………………………………………………BALUGANI,BELLEI,VERRI</text:p>
      <text:p text:style-name="P1"/>
      <text:p text:style-name="P1">SPRINT 2…………………………………………………………...<text:span text:style-name="T2">1 e mezza</text:span></text:p>
      <text:p text:style-name="P1">creazione programma convertitore(windows)……………………<text:span text:style-name="T1">...VERRI</text:span></text:p>
      <text:p text:style-name="P1">test optional…………………………………………………………<text:span text:style-name="T2">BELLEI</text:span></text:p>
      <text:p text:style-name="P1"/>
      <text:p text:style-name="P1">SPRINT 3…………………………………………………………..<text:span text:style-name="T2">2ore</text:span></text:p>
      <text:p text:style-name="P1">creazione secondo programma(windows)…………………………<text:span text:style-name="T2">..BALUGANI</text:span></text:p>
      <text:p text:style-name="P1">collegamento del secondo nel primo(windows)……………………<text:span text:style-name="T2">.VERRI</text:span></text:p>
      <text:p text:style-name="P1">test non opzionale…………………………………………………...<text:span text:style-name="T2">BELLEI</text:span></text:p>
      <text:p text:style-name="P1"/>
      <text:p text:style-name="P2">SPRINT <text:span text:style-name="T2">4…………………………………………………………….1 e mezza</text:span></text:p>
      <text:p text:style-name="P2">creazione programma convertitore(linux)……………………………<text:span text:style-name="T2">BALUGANI</text:span></text:p>
      <text:p text:style-name="P2">test optional…………………………………………………………..<text:span text:style-name="T2">VERRI</text:span></text:p>
      <text:p text:style-name="P2"/>
      <text:p text:style-name="P2">SPRINT <text:span text:style-name="T2">5……………………………………………………………..2 ore</text:span></text:p>
      <text:p text:style-name="P2">creazione secondo programma(linux)………………………………<text:span text:style-name="T2">..BELLEI</text:span></text:p>
      <text:p text:style-name="P2">collegamento del secondo nel primo(linux)…………………………<text:span text:style-name="T2">.BALUGANI</text:span></text:p>
      <text:p text:style-name="P2">test non opzionale…………………………………………………….<text:span text:style-name="T2">VERRI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8:57:28.114000000</meta:creation-date>
    <dc:date>2018-12-18T09:53:13.340000000</dc:date>
    <meta:editing-duration>PT24M42S</meta:editing-duration>
    <meta:editing-cycles>1</meta:editing-cycles>
    <meta:document-statistic meta:table-count="0" meta:image-count="0" meta:object-count="0" meta:page-count="1" meta:paragraph-count="18" meta:word-count="58" meta:character-count="853" meta:non-whitespace-character-count="813"/>
    <meta:generator>LibreOffice/5.4.2.2$Windows_X86_64 LibreOffice_project/22b09f6418e8c2d508a9eaf86b2399209b0990f4</meta:generator>
  </office:meta>
</office:document-meta>
</file>